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A0000049067C1BA9FD4A216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20.003cm" svg:height="28.284cm" draw:z-index="0"><draw:image xlink:href="Pictures/100002010000033A0000049067C1BA9FD4A216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9T22:24:23.126000000</meta:creation-date>
    <dc:date>2025-03-29T22:25:59.953000000</dc:date>
    <meta:editing-duration>PT1M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2.8.2$Windows_X86_64 LibreOffice_project/f82ddfca21ebc1e222a662a32b25c0c9d20169ee</meta:generator>
  </office:meta>
</office:document-meta>
</file>